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0.988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0.746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38"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0.463cm" draw:caption-point-x="-0.61cm" draw:caption-point-y="0.468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0.918cm" draw:caption-point-x="-0.61cm" draw:caption-point-y="0.468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374cm" draw:caption-point-x="-0.61cm" draw:caption-point-y="0.468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829cm" draw:caption-point-x="-0.61cm" draw:caption-point-y="0.468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2.284cm" draw:caption-point-x="-0.61cm" draw:caption-point-y="0.468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2.739cm" draw:caption-point-x="-0.61cm" draw:caption-point-y="0.468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2.739cm" draw:caption-point-x="-0.61cm" draw:caption-point-y="0.468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2.739cm" draw:caption-point-x="-0.61cm" draw:caption-point-y="0.468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737cm" draw:caption-point-x="-0.61cm" draw:caption-point-y="0.47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737cm" draw:caption-point-x="-0.61cm" draw:caption-point-y="0.4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737cm" draw:caption-point-x="-0.61cm" draw:caption-point-y="0.47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737cm" draw:caption-point-x="-0.61cm" draw:caption-point-y="0.4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737cm" draw:caption-point-x="-0.61cm" draw:caption-point-y="0.4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737cm" draw:caption-point-x="-0.61cm" draw:caption-point-y="0.4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737cm" draw:caption-point-x="-0.61cm" draw:caption-point-y="0.4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2.737cm" draw:caption-point-x="-0.61cm" draw:caption-point-y="0.4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2.737cm" draw:caption-point-x="-0.61cm" draw:caption-point-y="0.4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2.737cm" draw:caption-point-x="-0.61cm" draw:caption-point-y="0.4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2.737cm" draw:caption-point-x="-0.61cm" draw:caption-point-y="0.4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2.737cm" draw:caption-point-x="-0.61cm" draw:caption-point-y="0.4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2.737cm" draw:caption-point-x="-0.61cm" draw:caption-point-y="0.4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2.737cm" draw:caption-point-x="-0.61cm" draw:caption-point-y="0.4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2.737cm" draw:caption-point-x="-0.61cm" draw:caption-point-y="0.4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2.737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2.737cm" draw:caption-point-x="-0.61cm" draw:caption-point-y="0.4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2.737cm" draw:caption-point-x="-0.61cm" draw:caption-point-y="0.4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2.737cm" draw:caption-point-x="-0.61cm" draw:caption-point-y="0.4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2.737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2.737cm" draw:caption-point-x="-0.61cm" draw:caption-point-y="0.4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2.737cm" draw:caption-point-x="-0.61cm" draw:caption-point-y="0.4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2.737cm" draw:caption-point-x="-0.61cm" draw:caption-point-y="0.4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2.737cm" draw:caption-point-x="-0.61cm" draw:caption-point-y="0.4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2.737cm" draw:caption-point-x="-0.61cm" draw:caption-point-y="0.4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2.737cm" draw:caption-point-x="-0.61cm" draw:caption-point-y="0.4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2.737cm" draw:caption-point-x="-0.61cm" draw:caption-point-y="0.4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2.737cm" draw:caption-point-x="-0.61cm" draw:caption-point-y="0.4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2.737cm" draw:caption-point-x="-0.61cm" draw:caption-point-y="0.4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2.735cm" draw:caption-point-x="-0.61cm" draw:caption-point-y="0.472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2.735cm" draw:caption-point-x="-0.61cm" draw:caption-point-y="0.472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2.735cm" draw:caption-point-x="-0.61cm" draw:caption-point-y="0.472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2.735cm" draw:caption-point-x="-0.61cm" draw:caption-point-y="0.472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1.694cm" draw:caption-point-x="-0.61cm" draw:caption-point-y="1.513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visibility="filter">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visibility="filter">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2.735cm" draw:caption-point-x="-0.61cm" draw:caption-point-y="0.472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2.735cm" draw:caption-point-x="-0.61cm" draw:caption-point-y="0.472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2.735cm" draw:caption-point-x="-0.61cm" draw:caption-point-y="0.472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2.735cm" draw:caption-point-x="-0.61cm" draw:caption-point-y="0.472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2.735cm" draw:caption-point-x="-0.61cm" draw:caption-point-y="0.472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22]" office:value-type="string" office:string-value="T Mex t2">
            <text:p>T Mex t2</text:p>
          </table:table-cell>
          <table:table-cell table:style-name="ce15" office:value-type="string">
            <office:annotation draw:style-name="gr2" draw:text-style-name="P2" svg:width="4.31cm" svg:height="0.596cm" svg:x="6.683cm" svg:y="2.735cm" draw:caption-point-x="-0.61cm" draw:caption-point-y="0.472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23]" office:value-type="string" office:string-value="T Mex t2">
            <text:p>T Mex t2</text:p>
          </table:table-cell>
          <table:table-cell table:style-name="ce15" office:value-type="string">
            <office:annotation draw:style-name="gr2" draw:text-style-name="P2" svg:width="3.824cm" svg:height="0.596cm" svg:x="6.683cm" svg:y="2.735cm" draw:caption-point-x="-0.61cm" draw:caption-point-y="0.472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24]" office:value-type="string" office:string-value="T Mex t2">
            <text:p>T Mex t2</text:p>
          </table:table-cell>
          <table:table-cell table:style-name="ce16" office:value-type="string">
            <office:annotation draw:style-name="gr2" draw:text-style-name="P2" svg:width="3.868cm" svg:height="0.596cm" svg:x="6.683cm" svg:y="2.735cm" draw:caption-point-x="-0.61cm" draw:caption-point-y="0.472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2.735cm" draw:caption-point-x="-0.61cm" draw:caption-point-y="0.472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visibility="filter">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2.735cm" draw:caption-point-x="-0.61cm" draw:caption-point-y="0.472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2.735cm" draw:caption-point-x="-0.61cm" draw:caption-point-y="0.472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30]" office:value-type="string" office:string-value="T SCond. Tech.">
            <text:p>T SCond. Tech.</text:p>
          </table:table-cell>
          <table:table-cell table:style-name="ce16" office:value-type="string">
            <office:annotation draw:style-name="gr7" draw:text-style-name="P2" svg:width="6.5cm" svg:height="1.386cm" svg:x="6.683cm" svg:y="2.735cm" draw:caption-point-x="-0.61cm" draw:caption-point-y="0.472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2.735cm" draw:caption-point-x="-0.61cm" draw:caption-point-y="0.472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2.735cm" draw:caption-point-x="-0.61cm" draw:caption-point-y="0.472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2.735cm" draw:caption-point-x="-0.61cm" draw:caption-point-y="0.472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2.735cm" draw:caption-point-x="-0.61cm" draw:caption-point-y="0.472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2.735cm" draw:caption-point-x="-0.61cm" draw:caption-point-y="0.472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2.735cm" draw:caption-point-x="-0.61cm" draw:caption-point-y="0.472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2.735cm" draw:caption-point-x="-0.61cm" draw:caption-point-y="0.472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2.735cm" draw:caption-point-x="-0.61cm" draw:caption-point-y="0.472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2.735cm" draw:caption-point-x="-0.61cm" draw:caption-point-y="0.472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2.735cm" draw:caption-point-x="-0.61cm" draw:caption-point-y="0.472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2.735cm" draw:caption-point-x="-0.61cm" draw:caption-point-y="0.472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2.735cm" draw:caption-point-x="-0.61cm" draw:caption-point-y="0.472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53]" office:value-type="string" office:string-value="T Powd. Zet.">
            <text:p>T Powd. Zet.</text:p>
          </table:table-cell>
          <table:table-cell table:style-name="ce15" office:value-type="string">
            <office:annotation draw:style-name="gr7" draw:text-style-name="P2" svg:width="6.456cm" svg:height="1.386cm" svg:x="6.683cm" svg:y="2.735cm" draw:caption-point-x="-0.61cm" draw:caption-point-y="0.472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54]" office:value-type="string" office:string-value="T Powd. Zet.">
            <text:p>T Powd. Zet.</text:p>
          </table:table-cell>
          <table:table-cell table:style-name="ce15" office:value-type="string">
            <office:annotation draw:style-name="gr7" draw:text-style-name="P2" svg:width="6.081cm" svg:height="1.386cm" svg:x="6.683cm" svg:y="2.735cm" draw:caption-point-x="-0.61cm" draw:caption-point-y="0.472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55]" office:value-type="string" office:string-value="T Powd. Zet.">
            <text:p>T Powd. Zet.</text:p>
          </table:table-cell>
          <table:table-cell table:style-name="ce16" office:value-type="string">
            <office:annotation draw:style-name="gr6" draw:text-style-name="P2" svg:width="6.125cm" svg:height="2.176cm" svg:x="6.683cm" svg:y="2.735cm" draw:caption-point-x="-0.61cm" draw:caption-point-y="0.472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7]" office:value-type="string" office:string-value="T Powd. Zet.">
            <text:p>T Powd. Zet.</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Powd. Zet.">
            <text:p>T Powd. Zet.</text:p>
          </table:table-cell>
          <table:table-cell table:style-name="ce15" office:value-type="string">
            <office:annotation draw:style-name="gr4" draw:text-style-name="P2" svg:width="2.899cm" svg:height="0.596cm" svg:x="6.683cm" svg:y="2.735cm" draw:caption-point-x="-0.61cm" draw:caption-point-y="0.472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2.735cm" draw:caption-point-x="-0.61cm" draw:caption-point-y="0.472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61]" office:value-type="string" office:string-value="T Zex t2">
            <text:p>T Zex t2</text:p>
          </table:table-cell>
          <table:table-cell table:style-name="ce15" office:value-type="string">
            <office:annotation draw:style-name="gr2" draw:text-style-name="P2" svg:width="5.59cm" svg:height="0.596cm" svg:x="6.683cm" svg:y="2.735cm" draw:caption-point-x="-0.61cm" draw:caption-point-y="0.472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62]" office:value-type="string" office:string-value="T Zex t2">
            <text:p>T Zex t2</text:p>
          </table:table-cell>
          <table:table-cell table:style-name="ce15" office:value-type="string">
            <office:annotation draw:style-name="gr2" draw:text-style-name="P2" svg:width="5.193cm" svg:height="0.596cm" svg:x="6.683cm" svg:y="2.735cm" draw:caption-point-x="-0.61cm" draw:caption-point-y="0.472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63]" office:value-type="string" office:string-value="T Zex t2">
            <text:p>T Zex t2</text:p>
          </table:table-cell>
          <table:table-cell table:style-name="ce16" office:value-type="string">
            <office:annotation draw:style-name="gr2" draw:text-style-name="P2" svg:width="4.795cm" svg:height="0.596cm" svg:x="6.683cm" svg:y="2.735cm" draw:caption-point-x="-0.61cm" draw:caption-point-y="0.472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2.735cm" draw:caption-point-x="-0.61cm" draw:caption-point-y="0.472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2.735cm" draw:caption-point-x="-0.61cm" draw:caption-point-y="0.472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5.466cm" draw:caption-point-x="-0.61cm" draw:caption-point-y="0.472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visibility="filter">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visibility="filter">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visibility="filter">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466cm" draw:caption-point-x="-0.61cm" draw:caption-point-y="0.472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466cm" draw:caption-point-x="-0.61cm" draw:caption-point-y="0.472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466cm" draw:caption-point-x="-0.61cm" draw:caption-point-y="0.472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visibility="filter">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visibility="filter">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visibility="filter">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466cm" draw:caption-point-x="-0.61cm" draw:caption-point-y="0.472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visibility="filter">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visibility="filter">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4.42cm" draw:caption-point-x="-0.61cm" draw:caption-point-y="1.518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visibility="filter">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visibility="filter">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visibility="filter">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4.42cm" draw:caption-point-x="-0.61cm" draw:caption-point-y="1.518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visibility="filter">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visibility="filter">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visibility="filter">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996cm" draw:caption-point-x="-0.61cm" draw:caption-point-y="0.942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3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48" table:end-x="2.213cm" table:end-y="0.322cm" draw:z-index="1" draw:text-style-name="P1" svg:width="4.437cm" svg:height="0.899cm" svg:x="0.927cm" svg:y="0.355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Metabolic Chargers</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scientists min</text:p>
          </table:table-cell>
          <table:covered-table-cell table:style-name="ce29"/>
          <table:covered-table-cell table:style-name="ce37"/>
          <table:covered-table-cell table:style-name="ce42"/>
          <table:table-cell table:style-name="ce39"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Zex t2</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energy storage</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350" table:end-x="2.125cm" table:end-y="0.315cm" draw:z-index="2" draw:text-style-name="P1" svg:width="4.437cm" svg:height="0.698cm" svg:x="0.839cm" svg:y="0.083cm" draw:control="control2"/>
          </table:table-cell>
          <table:table-cell table:style-name="ce39"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3]; [.B347];[.F347])" office:value-type="float" office:value="3584">
            <text:p>3584</text:p>
          </table:table-cell>
          <table:table-cell table:style-name="ce22" office:value-type="float" office:value="0">
            <text:p>0</text:p>
          </table:table-cell>
          <table:table-cell table:style-name="ce22" office:value-type="float" office:value="0">
            <text:p>0</text:p>
          </table:table-cell>
          <table:table-cell table:style-name="ce22" office:value-type="float" office:value="4.15642799231805">
            <text:p>4,16</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0.00333333333333333">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1]" office:value-type="float" office:value="3584">
            <text:p>3584</text:p>
          </table:table-cell>
          <table:table-cell table:style-name="ce30" table:formula="of:=SFLINEAR([.$A352]; [.$C$351]; [.$D$351])" office:value-type="float" office:value="0">
            <text:p>0,000</text:p>
          </table:table-cell>
          <table:table-cell/>
          <table:table-cell table:formula="of:=SFPOWER([.$A352]; [.$E$351]; [.$F$351]; [.$G$351])" office:value-type="float" office:value="1">
            <text:p>1</text:p>
          </table:table-cell>
          <table:table-cell table:number-columns-repeated="2"/>
          <table:table-cell table:formula="of:=SFEXP([.$A352]; [.$H$351]; [.$I$351])" office:value-type="float" office:value="0">
            <text:p>0</text:p>
          </table:table-cell>
          <table:table-cell table:number-columns-repeated="2"/>
          <table:table-cell table:style-name="ce46" table:formula="of:=SFJOIN([.B352];[.C352];[.E352];[.H352];[.$L$351])" office:value-type="float" office:value="11.95">
            <text:p>11,9500</text:p>
          </table:table-cell>
          <table:table-cell table:style-name="ce46" table:formula="of:=IF([.$K$351]=1; [.$K352]*60; [.$K352]/60)" office:value-type="float" office:value="0.199166666666667">
            <text:p>0,1992</text:p>
          </table:table-cell>
          <table:table-cell table:style-name="ce51" table:formula="of:=IF([.$K$351]=1; [.$K352]*60*60; [.$K352]/60/60)" office:value-type="float" office:value="0.00331944444444444">
            <text:p>0,0033</text:p>
          </table:table-cell>
          <table:table-cell table:style-name="ce51" table:formula="of:=IF([.$K$351]=1; [.$K352]*60*60*24; [.$K352]/60/60/24)" office:value-type="float" office:value="0.000138310185185185">
            <text:p>0,0001</text:p>
          </table:table-cell>
          <table:table-cell table:number-columns-repeated="1010"/>
        </table:table-row>
        <table:table-row table:style-name="ro1">
          <table:table-cell table:style-name="ce12" office:value-type="string">
            <text:p>2</text:p>
          </table:table-cell>
          <table:table-cell table:formula="of:=[.$B$351]" office:value-type="float" office:value="3584">
            <text:p>3584</text:p>
          </table:table-cell>
          <table:table-cell table:style-name="ce30" table:formula="of:=SFLINEAR([.$A353]; [.$C$351]; [.$D$351])" office:value-type="float" office:value="0">
            <text:p>0,000</text:p>
          </table:table-cell>
          <table:table-cell/>
          <table:table-cell table:formula="of:=SFPOWER([.$A353]; [.$E$351]; [.$F$351]; [.$G$351])" office:value-type="float" office:value="17.8323878144126">
            <text:p>17,83</text:p>
          </table:table-cell>
          <table:table-cell table:number-columns-repeated="2"/>
          <table:table-cell table:formula="of:=SFEXP([.$A353]; [.$H$351]; [.$I$351])" office:value-type="float" office:value="0">
            <text:p>0</text:p>
          </table:table-cell>
          <table:table-cell table:number-columns-repeated="2"/>
          <table:table-cell table:style-name="ce46" table:formula="of:=SFJOIN([.B353];[.C353];[.E353];[.H353];[.$L$351])" office:value-type="float" office:value="12.0061079593814">
            <text:p>12,0061</text:p>
          </table:table-cell>
          <table:table-cell table:style-name="ce46" table:formula="of:=IF([.$K$351]=1; [.$K353]*60; [.$K353]/60)" office:value-type="float" office:value="0.200101799323023">
            <text:p>0,2001</text:p>
          </table:table-cell>
          <table:table-cell table:style-name="ce51" table:formula="of:=IF([.$K$351]=1; [.$K353]*60*60; [.$K353]/60/60)" office:value-type="float" office:value="0.00333502998871705">
            <text:p>0,0033</text:p>
          </table:table-cell>
          <table:table-cell table:style-name="ce51" table:formula="of:=IF([.$K$351]=1; [.$K353]*60*60*24; [.$K353]/60/60/24)" office:value-type="float" office:value="0.00013895958286321">
            <text:p>0,0001</text:p>
          </table:table-cell>
          <table:table-cell table:formula="of:=[.K353]/[.K352]" office:value-type="float" office:value="1.00469522672647">
            <text:p>1</text:p>
          </table:table-cell>
          <table:table-cell table:number-columns-repeated="1009"/>
        </table:table-row>
        <table:table-row table:style-name="ro1">
          <table:table-cell table:style-name="ce12" office:value-type="string">
            <text:p>3</text:p>
          </table:table-cell>
          <table:table-cell table:formula="of:=[.$B$351]" office:value-type="float" office:value="3584">
            <text:p>3584</text:p>
          </table:table-cell>
          <table:table-cell table:style-name="ce30" table:formula="of:=SFLINEAR([.$A354]; [.$C$351]; [.$D$351])" office:value-type="float" office:value="0">
            <text:p>0,000</text:p>
          </table:table-cell>
          <table:table-cell/>
          <table:table-cell table:formula="of:=SFPOWER([.$A354]; [.$E$351]; [.$F$351]; [.$G$351])" office:value-type="float" office:value="96.1878325905591">
            <text:p>96,19</text:p>
          </table:table-cell>
          <table:table-cell table:number-columns-repeated="2"/>
          <table:table-cell table:formula="of:=SFEXP([.$A354]; [.$H$351]; [.$I$351])" office:value-type="float" office:value="0">
            <text:p>0</text:p>
          </table:table-cell>
          <table:table-cell table:number-columns-repeated="2"/>
          <table:table-cell table:style-name="ce46" table:formula="of:=SFJOIN([.B354];[.C354];[.E354];[.H354];[.$L$351])" office:value-type="float" office:value="12.2672927753019">
            <text:p>12,2673</text:p>
          </table:table-cell>
          <table:table-cell table:style-name="ce46" table:formula="of:=IF([.$K$351]=1; [.$K354]*60; [.$K354]/60)" office:value-type="float" office:value="0.204454879588364">
            <text:p>0,2045</text:p>
          </table:table-cell>
          <table:table-cell table:style-name="ce51" table:formula="of:=IF([.$K$351]=1; [.$K354]*60*60; [.$K354]/60/60)" office:value-type="float" office:value="0.00340758132647274">
            <text:p>0,0034</text:p>
          </table:table-cell>
          <table:table-cell table:style-name="ce51" table:formula="of:=IF([.$K$351]=1; [.$K354]*60*60*24; [.$K354]/60/60/24)" office:value-type="float" office:value="0.000141982555269698">
            <text:p>0,0001</text:p>
          </table:table-cell>
          <table:table-cell table:formula="of:=[.K354]/[.K353]" office:value-type="float" office:value="1.02175432844716">
            <text:p>1,02</text:p>
          </table:table-cell>
          <table:table-cell table:number-columns-repeated="1009"/>
        </table:table-row>
        <table:table-row table:style-name="ro1">
          <table:table-cell table:style-name="ce12" office:value-type="string">
            <text:p>4</text:p>
          </table:table-cell>
          <table:table-cell table:formula="of:=[.$B$351]" office:value-type="float" office:value="3584">
            <text:p>3584</text:p>
          </table:table-cell>
          <table:table-cell table:style-name="ce30" table:formula="of:=SFLINEAR([.$A355]; [.$C$351]; [.$D$351])" office:value-type="float" office:value="0">
            <text:p>0,000</text:p>
          </table:table-cell>
          <table:table-cell/>
          <table:table-cell table:formula="of:=SFPOWER([.$A355]; [.$E$351]; [.$F$351]; [.$G$351])" office:value-type="float" office:value="317.994055163611">
            <text:p>317,99</text:p>
          </table:table-cell>
          <table:table-cell table:number-columns-repeated="2"/>
          <table:table-cell table:formula="of:=SFEXP([.$A355]; [.$H$351]; [.$I$351])" office:value-type="float" office:value="0">
            <text:p>0</text:p>
          </table:table-cell>
          <table:table-cell table:number-columns-repeated="2"/>
          <table:table-cell table:style-name="ce46" table:formula="of:=SFJOIN([.B355];[.C355];[.E355];[.H355];[.$L$351])" office:value-type="float" office:value="13.0066468505454">
            <text:p>13,0066</text:p>
          </table:table-cell>
          <table:table-cell table:style-name="ce46" table:formula="of:=IF([.$K$351]=1; [.$K355]*60; [.$K355]/60)" office:value-type="float" office:value="0.21677744750909">
            <text:p>0,2168</text:p>
          </table:table-cell>
          <table:table-cell table:style-name="ce51" table:formula="of:=IF([.$K$351]=1; [.$K355]*60*60; [.$K355]/60/60)" office:value-type="float" office:value="0.00361295745848483">
            <text:p>0,0036</text:p>
          </table:table-cell>
          <table:table-cell table:style-name="ce51" table:formula="of:=IF([.$K$351]=1; [.$K355]*60*60*24; [.$K355]/60/60/24)" office:value-type="float" office:value="0.000150539894103534">
            <text:p>0,0002</text:p>
          </table:table-cell>
          <table:table-cell table:formula="of:=[.K355]/[.K354]" office:value-type="float" office:value="1.06027035375988">
            <text:p>1,06</text:p>
          </table:table-cell>
          <table:table-cell table:number-columns-repeated="1009"/>
        </table:table-row>
        <table:table-row table:style-name="ro1">
          <table:table-cell table:style-name="ce12" office:value-type="string">
            <text:p>5</text:p>
          </table:table-cell>
          <table:table-cell table:formula="of:=[.$B$351]" office:value-type="float" office:value="3584">
            <text:p>3584</text:p>
          </table:table-cell>
          <table:table-cell table:style-name="ce30" table:formula="of:=SFLINEAR([.$A356]; [.$C$351]; [.$D$351])" office:value-type="float" office:value="0">
            <text:p>0,000</text:p>
          </table:table-cell>
          <table:table-cell/>
          <table:table-cell table:formula="of:=SFPOWER([.$A356]; [.$E$351]; [.$F$351]; [.$G$351])" office:value-type="float" office:value="803.930474662135">
            <text:p>803,93</text:p>
          </table:table-cell>
          <table:table-cell table:number-columns-repeated="2"/>
          <table:table-cell table:formula="of:=SFEXP([.$A356]; [.$H$351]; [.$I$351])" office:value-type="float" office:value="0">
            <text:p>0</text:p>
          </table:table-cell>
          <table:table-cell table:number-columns-repeated="2"/>
          <table:table-cell table:style-name="ce46" table:formula="of:=SFJOIN([.B356];[.C356];[.E356];[.H356];[.$L$351])" office:value-type="float" office:value="14.6264349155405">
            <text:p>14,6264</text:p>
          </table:table-cell>
          <table:table-cell table:style-name="ce46" table:formula="of:=IF([.$K$351]=1; [.$K356]*60; [.$K356]/60)" office:value-type="float" office:value="0.243773915259007">
            <text:p>0,2438</text:p>
          </table:table-cell>
          <table:table-cell table:style-name="ce51" table:formula="of:=IF([.$K$351]=1; [.$K356]*60*60; [.$K356]/60/60)" office:value-type="float" office:value="0.00406289858765013">
            <text:p>0,0041</text:p>
          </table:table-cell>
          <table:table-cell table:style-name="ce51" table:formula="of:=IF([.$K$351]=1; [.$K356]*60*60*24; [.$K356]/60/60/24)" office:value-type="float" office:value="0.000169287441152089">
            <text:p>0,0002</text:p>
          </table:table-cell>
          <table:table-cell table:formula="of:=[.K356]/[.K355]" office:value-type="float" office:value="1.12453540744263">
            <text:p>1,12</text:p>
          </table:table-cell>
          <table:table-cell table:number-columns-repeated="1009"/>
        </table:table-row>
        <table:table-row table:style-name="ro1">
          <table:table-cell table:style-name="ce12" office:value-type="string">
            <text:p>6</text:p>
          </table:table-cell>
          <table:table-cell table:formula="of:=[.$B$351]" office:value-type="float" office:value="3584">
            <text:p>3584</text:p>
          </table:table-cell>
          <table:table-cell table:style-name="ce30" table:formula="of:=SFLINEAR([.$A357]; [.$C$351]; [.$D$351])" office:value-type="float" office:value="0">
            <text:p>0,000</text:p>
          </table:table-cell>
          <table:table-cell/>
          <table:table-cell table:formula="of:=SFPOWER([.$A357]; [.$E$351]; [.$F$351]; [.$G$351])" office:value-type="float" office:value="1715.25873378265">
            <text:p>1715,26</text:p>
          </table:table-cell>
          <table:table-cell table:number-columns-repeated="2"/>
          <table:table-cell table:formula="of:=SFEXP([.$A357]; [.$H$351]; [.$I$351])" office:value-type="float" office:value="0">
            <text:p>0</text:p>
          </table:table-cell>
          <table:table-cell table:number-columns-repeated="2"/>
          <table:table-cell table:style-name="ce46" table:formula="of:=SFJOIN([.B357];[.C357];[.E357];[.H357];[.$L$351])" office:value-type="float" office:value="17.6641957792755">
            <text:p>17,6642</text:p>
          </table:table-cell>
          <table:table-cell table:style-name="ce46" table:formula="of:=IF([.$K$351]=1; [.$K357]*60; [.$K357]/60)" office:value-type="float" office:value="0.294403262987925">
            <text:p>0,2944</text:p>
          </table:table-cell>
          <table:table-cell table:style-name="ce51" table:formula="of:=IF([.$K$351]=1; [.$K357]*60*60; [.$K357]/60/60)" office:value-type="float" office:value="0.00490672104979875">
            <text:p>0,0049</text:p>
          </table:table-cell>
          <table:table-cell table:style-name="ce51" table:formula="of:=IF([.$K$351]=1; [.$K357]*60*60*24; [.$K357]/60/60/24)" office:value-type="float" office:value="0.000204446710408281">
            <text:p>0,0002</text:p>
          </table:table-cell>
          <table:table-cell table:formula="of:=[.K357]/[.K356]" office:value-type="float" office:value="1.20768976727934">
            <text:p>1,21</text:p>
          </table:table-cell>
          <table:table-cell table:number-columns-repeated="1009"/>
        </table:table-row>
        <table:table-row table:style-name="ro1">
          <table:table-cell table:style-name="ce12" office:value-type="string">
            <text:p>7</text:p>
          </table:table-cell>
          <table:table-cell table:formula="of:=[.$B$351]" office:value-type="float" office:value="3584">
            <text:p>3584</text:p>
          </table:table-cell>
          <table:table-cell table:style-name="ce30" table:formula="of:=SFLINEAR([.$A358]; [.$C$351]; [.$D$351])" office:value-type="float" office:value="0">
            <text:p>0,000</text:p>
          </table:table-cell>
          <table:table-cell/>
          <table:table-cell table:formula="of:=SFPOWER([.$A358]; [.$E$351]; [.$F$351]; [.$G$351])" office:value-type="float" office:value="3255.28599499715">
            <text:p>3255,29</text:p>
          </table:table-cell>
          <table:table-cell table:number-columns-repeated="2"/>
          <table:table-cell table:formula="of:=SFEXP([.$A358]; [.$H$351]; [.$I$351])" office:value-type="float" office:value="0">
            <text:p>0</text:p>
          </table:table-cell>
          <table:table-cell table:number-columns-repeated="2"/>
          <table:table-cell table:style-name="ce46" table:formula="of:=SFJOIN([.B358];[.C358];[.E358];[.H358];[.$L$351])" office:value-type="float" office:value="22.7976199833238">
            <text:p>22,7976</text:p>
          </table:table-cell>
          <table:table-cell table:style-name="ce46" table:formula="of:=IF([.$K$351]=1; [.$K358]*60; [.$K358]/60)" office:value-type="float" office:value="0.379960333055397">
            <text:p>0,3800</text:p>
          </table:table-cell>
          <table:table-cell table:style-name="ce51" table:formula="of:=IF([.$K$351]=1; [.$K358]*60*60; [.$K358]/60/60)" office:value-type="float" office:value="0.00633267221758996">
            <text:p>0,0063</text:p>
          </table:table-cell>
          <table:table-cell table:style-name="ce51" table:formula="of:=IF([.$K$351]=1; [.$K358]*60*60*24; [.$K358]/60/60/24)" office:value-type="float" office:value="0.000263861342399581">
            <text:p>0,0003</text:p>
          </table:table-cell>
          <table:table-cell table:formula="of:=[.K358]/[.K357]" office:value-type="float" office:value="1.2906118267819">
            <text:p>1,29</text:p>
          </table:table-cell>
          <table:table-cell table:number-columns-repeated="1009"/>
        </table:table-row>
        <table:table-row table:style-name="ro1">
          <table:table-cell table:style-name="ce12" office:value-type="string">
            <text:p>8</text:p>
          </table:table-cell>
          <table:table-cell table:formula="of:=[.$B$351]" office:value-type="float" office:value="3584">
            <text:p>3584</text:p>
          </table:table-cell>
          <table:table-cell table:style-name="ce30" table:formula="of:=SFLINEAR([.$A359]; [.$C$351]; [.$D$351])" office:value-type="float" office:value="0">
            <text:p>0,000</text:p>
          </table:table-cell>
          <table:table-cell/>
          <table:table-cell table:formula="of:=SFPOWER([.$A359]; [.$E$351]; [.$F$351]; [.$G$351])" office:value-type="float" office:value="5670.59331435523">
            <text:p>5670,59</text:p>
          </table:table-cell>
          <table:table-cell table:number-columns-repeated="2"/>
          <table:table-cell table:formula="of:=SFEXP([.$A359]; [.$H$351]; [.$I$351])" office:value-type="float" office:value="0">
            <text:p>0</text:p>
          </table:table-cell>
          <table:table-cell table:number-columns-repeated="2"/>
          <table:table-cell table:style-name="ce46" table:formula="of:=SFJOIN([.B359];[.C359];[.E359];[.H359];[.$L$351])" office:value-type="float" office:value="30.8486443811841">
            <text:p>30,8486</text:p>
          </table:table-cell>
          <table:table-cell table:style-name="ce46" table:formula="of:=IF([.$K$351]=1; [.$K359]*60; [.$K359]/60)" office:value-type="float" office:value="0.514144073019735">
            <text:p>0,5141</text:p>
          </table:table-cell>
          <table:table-cell table:style-name="ce51" table:formula="of:=IF([.$K$351]=1; [.$K359]*60*60; [.$K359]/60/60)" office:value-type="float" office:value="0.00856906788366225">
            <text:p>0,0086</text:p>
          </table:table-cell>
          <table:table-cell table:style-name="ce51" table:formula="of:=IF([.$K$351]=1; [.$K359]*60*60*24; [.$K359]/60/60/24)" office:value-type="float" office:value="0.000357044495152594">
            <text:p>0,0004</text:p>
          </table:table-cell>
          <table:table-cell table:formula="of:=[.K359]/[.K358]" office:value-type="float" office:value="1.35315196953671">
            <text:p>1,35</text:p>
          </table:table-cell>
          <table:table-cell table:number-columns-repeated="1009"/>
        </table:table-row>
        <table:table-row table:style-name="ro1">
          <table:table-cell table:style-name="ce12" office:value-type="string">
            <text:p>9</text:p>
          </table:table-cell>
          <table:table-cell table:formula="of:=[.$B$351]" office:value-type="float" office:value="3584">
            <text:p>3584</text:p>
          </table:table-cell>
          <table:table-cell table:style-name="ce30" table:formula="of:=SFLINEAR([.$A360]; [.$C$351]; [.$D$351])" office:value-type="float" office:value="0">
            <text:p>0,000</text:p>
          </table:table-cell>
          <table:table-cell/>
          <table:table-cell table:formula="of:=SFPOWER([.$A360]; [.$E$351]; [.$F$351]; [.$G$351])" office:value-type="float" office:value="9252.09913846943">
            <text:p>9252,1</text:p>
          </table:table-cell>
          <table:table-cell table:number-columns-repeated="2"/>
          <table:table-cell table:formula="of:=SFEXP([.$A360]; [.$H$351]; [.$I$351])" office:value-type="float" office:value="0">
            <text:p>0</text:p>
          </table:table-cell>
          <table:table-cell table:number-columns-repeated="2"/>
          <table:table-cell table:style-name="ce46" table:formula="of:=SFJOIN([.B360];[.C360];[.E360];[.H360];[.$L$351])" office:value-type="float" office:value="42.7869971282314">
            <text:p>42,7870</text:p>
          </table:table-cell>
          <table:table-cell table:style-name="ce46" table:formula="of:=IF([.$K$351]=1; [.$K360]*60; [.$K360]/60)" office:value-type="float" office:value="0.713116618803857">
            <text:p>0,7131</text:p>
          </table:table-cell>
          <table:table-cell table:style-name="ce51" table:formula="of:=IF([.$K$351]=1; [.$K360]*60*60; [.$K360]/60/60)" office:value-type="float" office:value="0.0118852769800643">
            <text:p>0,0119</text:p>
          </table:table-cell>
          <table:table-cell table:style-name="ce51" table:formula="of:=IF([.$K$351]=1; [.$K360]*60*60*24; [.$K360]/60/60/24)" office:value-type="float" office:value="0.000495219874169345">
            <text:p>0,0005</text:p>
          </table:table-cell>
          <table:table-cell table:formula="of:=[.K360]/[.K359]" office:value-type="float" office:value="1.38699764565113">
            <text:p>1,39</text:p>
          </table:table-cell>
          <table:table-cell table:number-columns-repeated="1009"/>
        </table:table-row>
        <table:table-row table:style-name="ro1">
          <table:table-cell table:style-name="ce12" office:value-type="string">
            <text:p>10</text:p>
          </table:table-cell>
          <table:table-cell table:formula="of:=[.$B$351]" office:value-type="float" office:value="3584">
            <text:p>3584</text:p>
          </table:table-cell>
          <table:table-cell table:style-name="ce30" table:formula="of:=SFLINEAR([.$A361]; [.$C$351]; [.$D$351])" office:value-type="float" office:value="0">
            <text:p>0,000</text:p>
          </table:table-cell>
          <table:table-cell/>
          <table:table-cell table:formula="of:=SFPOWER([.$A361]; [.$E$351]; [.$F$351]; [.$G$351])" office:value-type="float" office:value="14336">
            <text:p>14336</text:p>
          </table:table-cell>
          <table:table-cell table:number-columns-repeated="2"/>
          <table:table-cell table:formula="of:=SFEXP([.$A361]; [.$H$351]; [.$I$351])" office:value-type="float" office:value="0">
            <text:p>0</text:p>
          </table:table-cell>
          <table:table-cell table:number-columns-repeated="2"/>
          <table:table-cell table:style-name="ce46" table:formula="of:=SFJOIN([.B361];[.C361];[.E361];[.H361];[.$L$351])" office:value-type="float" office:value="59.7333333333333">
            <text:p>59,7333</text:p>
          </table:table-cell>
          <table:table-cell table:style-name="ce46" table:formula="of:=IF([.$K$351]=1; [.$K361]*60; [.$K361]/60)" office:value-type="float" office:value="0.995555555555555">
            <text:p>0,9956</text:p>
          </table:table-cell>
          <table:table-cell table:style-name="ce51" table:formula="of:=IF([.$K$351]=1; [.$K361]*60*60; [.$K361]/60/60)" office:value-type="float" office:value="0.0165925925925926">
            <text:p>0,0166</text:p>
          </table:table-cell>
          <table:table-cell table:style-name="ce51" table:formula="of:=IF([.$K$351]=1; [.$K361]*60*60*24; [.$K361]/60/60/24)" office:value-type="float" office:value="0.000691358024691358">
            <text:p>0,0007</text:p>
          </table:table-cell>
          <table:table-cell table:formula="of:=[.K361]/[.K360]" office:value-type="float" office:value="1.39606276071009">
            <text:p>1,4</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3];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4]" office:value-type="float" office:value="0">
            <text:p>0</text:p>
          </table:table-cell>
          <table:table-cell table:style-name="ce30" table:formula="of:=SFLINEAR([.$A365]; [.$C$364]; [.$D$364])" office:value-type="float" office:value="0">
            <text:p>0,000</text:p>
          </table:table-cell>
          <table:table-cell/>
          <table:table-cell table:formula="of:=SFPOWER([.$A365]; [.$E$364]; [.$F$364]; [.$G$364])" office:value-type="float" office:value="0">
            <text:p>0</text:p>
          </table:table-cell>
          <table:table-cell table:number-columns-repeated="2"/>
          <table:table-cell table:formula="of:=SFEXP([.$A365]; [.$H$364]; [.$I$364])" office:value-type="float" office:value="0">
            <text:p>0</text:p>
          </table:table-cell>
          <table:table-cell table:number-columns-repeated="2"/>
          <table:table-cell table:style-name="ce46" table:formula="of:=SFJOIN([.B365];[.C365];[.E365];[.H365];[.$L$364])" office:value-type="float" office:value="0">
            <text:p>0,0000</text:p>
          </table:table-cell>
          <table:table-cell table:style-name="ce46" table:formula="of:=IF([.$K$364]=1; [.$K365]*60; [.$K365]/60)" office:value-type="float" office:value="0">
            <text:p>0,0000</text:p>
          </table:table-cell>
          <table:table-cell table:style-name="ce51" table:formula="of:=IF([.$K$364]=1; [.$K365]*60*60; [.$K365]/60/60)" office:value-type="float" office:value="0">
            <text:p>0,0000</text:p>
          </table:table-cell>
          <table:table-cell table:style-name="ce51" table:formula="of:=IF([.$K$364]=1; [.$K365]*60*60*24; [.$K365]/60/60/24)" office:value-type="float" office:value="0">
            <text:p>0,0000</text:p>
          </table:table-cell>
          <table:table-cell table:number-columns-repeated="1010"/>
        </table:table-row>
        <table:table-row table:style-name="ro1">
          <table:table-cell table:style-name="ce12" office:value-type="string">
            <text:p>2</text:p>
          </table:table-cell>
          <table:table-cell table:formula="of:=[.$B$364]" office:value-type="float" office:value="0">
            <text:p>0</text:p>
          </table:table-cell>
          <table:table-cell table:style-name="ce30" table:formula="of:=SFLINEAR([.$A366]; [.$C$364]; [.$D$364])" office:value-type="float" office:value="0">
            <text:p>0,000</text:p>
          </table:table-cell>
          <table:table-cell/>
          <table:table-cell table:formula="of:=SFPOWER([.$A366]; [.$E$364]; [.$F$364]; [.$G$364])" office:value-type="float" office:value="0">
            <text:p>0</text:p>
          </table:table-cell>
          <table:table-cell table:number-columns-repeated="2"/>
          <table:table-cell table:formula="of:=SFEXP([.$A366]; [.$H$364]; [.$I$364])" office:value-type="float" office:value="0">
            <text:p>0</text:p>
          </table:table-cell>
          <table:table-cell table:number-columns-repeated="2"/>
          <table:table-cell table:style-name="ce46" table:formula="of:=SFJOIN([.B366];[.C366];[.E366];[.H366];[.$L$364])" office:value-type="float" office:value="0">
            <text:p>0,0000</text:p>
          </table:table-cell>
          <table:table-cell table:style-name="ce46" table:formula="of:=IF([.$K$364]=1; [.$K366]*60; [.$K366]/60)" office:value-type="float" office:value="0">
            <text:p>0,0000</text:p>
          </table:table-cell>
          <table:table-cell table:style-name="ce51" table:formula="of:=IF([.$K$364]=1; [.$K366]*60*60; [.$K366]/60/60)" office:value-type="float" office:value="0">
            <text:p>0,0000</text:p>
          </table:table-cell>
          <table:table-cell table:style-name="ce51" table:formula="of:=IF([.$K$364]=1; [.$K366]*60*60*24; [.$K366]/60/60/24)" office:value-type="float" office:value="0">
            <text:p>0,0000</text:p>
          </table:table-cell>
          <table:table-cell table:formula="of:=[.K366]/[.K365]" office:value-type="float" office:value="0">
            <text:p>#DIV/0!</text:p>
          </table:table-cell>
          <table:table-cell table:number-columns-repeated="1009"/>
        </table:table-row>
        <table:table-row table:style-name="ro1">
          <table:table-cell table:style-name="ce12" office:value-type="string">
            <text:p>3</text:p>
          </table:table-cell>
          <table:table-cell table:formula="of:=[.$B$364]" office:value-type="float" office:value="0">
            <text:p>0</text:p>
          </table:table-cell>
          <table:table-cell table:style-name="ce30" table:formula="of:=SFLINEAR([.$A367]; [.$C$364]; [.$D$364])" office:value-type="float" office:value="0">
            <text:p>0,000</text:p>
          </table:table-cell>
          <table:table-cell/>
          <table:table-cell table:formula="of:=SFPOWER([.$A367]; [.$E$364]; [.$F$364]; [.$G$364])" office:value-type="float" office:value="0">
            <text:p>0</text:p>
          </table:table-cell>
          <table:table-cell table:number-columns-repeated="2"/>
          <table:table-cell table:formula="of:=SFEXP([.$A367]; [.$H$364]; [.$I$364])" office:value-type="float" office:value="0">
            <text:p>0</text:p>
          </table:table-cell>
          <table:table-cell table:number-columns-repeated="2"/>
          <table:table-cell table:style-name="ce46" table:formula="of:=SFJOIN([.B367];[.C367];[.E367];[.H367];[.$L$364])" office:value-type="float" office:value="0">
            <text:p>0,0000</text:p>
          </table:table-cell>
          <table:table-cell table:style-name="ce46" table:formula="of:=IF([.$K$364]=1; [.$K367]*60; [.$K367]/60)" office:value-type="float" office:value="0">
            <text:p>0,0000</text:p>
          </table:table-cell>
          <table:table-cell table:style-name="ce51" table:formula="of:=IF([.$K$364]=1; [.$K367]*60*60; [.$K367]/60/60)" office:value-type="float" office:value="0">
            <text:p>0,0000</text:p>
          </table:table-cell>
          <table:table-cell table:style-name="ce51" table:formula="of:=IF([.$K$364]=1; [.$K367]*60*60*24; [.$K367]/60/60/24)" office:value-type="float" office:value="0">
            <text:p>0,0000</text:p>
          </table:table-cell>
          <table:table-cell table:formula="of:=[.K367]/[.K366]" office:value-type="float" office:value="0">
            <text:p>#DIV/0!</text:p>
          </table:table-cell>
          <table:table-cell table:number-columns-repeated="1009"/>
        </table:table-row>
        <table:table-row table:style-name="ro1">
          <table:table-cell table:style-name="ce12" office:value-type="string">
            <text:p>4</text:p>
          </table:table-cell>
          <table:table-cell table:formula="of:=[.$B$364]" office:value-type="float" office:value="0">
            <text:p>0</text:p>
          </table:table-cell>
          <table:table-cell table:style-name="ce30" table:formula="of:=SFLINEAR([.$A368]; [.$C$364]; [.$D$364])" office:value-type="float" office:value="0">
            <text:p>0,000</text:p>
          </table:table-cell>
          <table:table-cell/>
          <table:table-cell table:formula="of:=SFPOWER([.$A368]; [.$E$364]; [.$F$364]; [.$G$364])" office:value-type="float" office:value="0">
            <text:p>0</text:p>
          </table:table-cell>
          <table:table-cell table:number-columns-repeated="2"/>
          <table:table-cell table:formula="of:=SFEXP([.$A368]; [.$H$364]; [.$I$364])" office:value-type="float" office:value="0">
            <text:p>0</text:p>
          </table:table-cell>
          <table:table-cell table:number-columns-repeated="2"/>
          <table:table-cell table:style-name="ce46" table:formula="of:=SFJOIN([.B368];[.C368];[.E368];[.H368];[.$L$364])" office:value-type="float" office:value="0">
            <text:p>0,0000</text:p>
          </table:table-cell>
          <table:table-cell table:style-name="ce46" table:formula="of:=IF([.$K$364]=1; [.$K368]*60; [.$K368]/60)" office:value-type="float" office:value="0">
            <text:p>0,0000</text:p>
          </table:table-cell>
          <table:table-cell table:style-name="ce51" table:formula="of:=IF([.$K$364]=1; [.$K368]*60*60; [.$K368]/60/60)" office:value-type="float" office:value="0">
            <text:p>0,0000</text:p>
          </table:table-cell>
          <table:table-cell table:style-name="ce51" table:formula="of:=IF([.$K$364]=1; [.$K368]*60*60*24; [.$K368]/60/60/24)" office:value-type="float" office:value="0">
            <text:p>0,0000</text:p>
          </table:table-cell>
          <table:table-cell table:formula="of:=[.K368]/[.K367]" office:value-type="float" office:value="0">
            <text:p>#DIV/0!</text:p>
          </table:table-cell>
          <table:table-cell table:number-columns-repeated="1009"/>
        </table:table-row>
        <table:table-row table:style-name="ro1">
          <table:table-cell table:style-name="ce12" office:value-type="string">
            <text:p>5</text:p>
          </table:table-cell>
          <table:table-cell table:formula="of:=[.$B$364]" office:value-type="float" office:value="0">
            <text:p>0</text:p>
          </table:table-cell>
          <table:table-cell table:style-name="ce30" table:formula="of:=SFLINEAR([.$A369]; [.$C$364]; [.$D$364])" office:value-type="float" office:value="0">
            <text:p>0,000</text:p>
          </table:table-cell>
          <table:table-cell/>
          <table:table-cell table:formula="of:=SFPOWER([.$A369]; [.$E$364]; [.$F$364]; [.$G$364])" office:value-type="float" office:value="0">
            <text:p>0</text:p>
          </table:table-cell>
          <table:table-cell table:number-columns-repeated="2"/>
          <table:table-cell table:formula="of:=SFEXP([.$A369]; [.$H$364]; [.$I$364])" office:value-type="float" office:value="0">
            <text:p>0</text:p>
          </table:table-cell>
          <table:table-cell table:number-columns-repeated="2"/>
          <table:table-cell table:style-name="ce46" table:formula="of:=SFJOIN([.B369];[.C369];[.E369];[.H369];[.$L$364])" office:value-type="float" office:value="0">
            <text:p>0,0000</text:p>
          </table:table-cell>
          <table:table-cell table:style-name="ce46" table:formula="of:=IF([.$K$364]=1; [.$K369]*60; [.$K369]/60)" office:value-type="float" office:value="0">
            <text:p>0,0000</text:p>
          </table:table-cell>
          <table:table-cell table:style-name="ce51" table:formula="of:=IF([.$K$364]=1; [.$K369]*60*60; [.$K369]/60/60)" office:value-type="float" office:value="0">
            <text:p>0,0000</text:p>
          </table:table-cell>
          <table:table-cell table:style-name="ce51" table:formula="of:=IF([.$K$364]=1; [.$K369]*60*60*24; [.$K369]/60/60/24)" office:value-type="float" office:value="0">
            <text:p>0,0000</text:p>
          </table:table-cell>
          <table:table-cell table:formula="of:=[.K369]/[.K368]" office:value-type="float" office:value="0">
            <text:p>#DIV/0!</text:p>
          </table:table-cell>
          <table:table-cell table:number-columns-repeated="1009"/>
        </table:table-row>
        <table:table-row table:style-name="ro1">
          <table:table-cell table:style-name="ce12" office:value-type="string">
            <text:p>6</text:p>
          </table:table-cell>
          <table:table-cell table:formula="of:=[.$B$364]" office:value-type="float" office:value="0">
            <text:p>0</text:p>
          </table:table-cell>
          <table:table-cell table:style-name="ce30" table:formula="of:=SFLINEAR([.$A370]; [.$C$364]; [.$D$364])" office:value-type="float" office:value="0">
            <text:p>0,000</text:p>
          </table:table-cell>
          <table:table-cell/>
          <table:table-cell table:formula="of:=SFPOWER([.$A370]; [.$E$364]; [.$F$364]; [.$G$364])" office:value-type="float" office:value="0">
            <text:p>0</text:p>
          </table:table-cell>
          <table:table-cell table:number-columns-repeated="2"/>
          <table:table-cell table:formula="of:=SFEXP([.$A370]; [.$H$364]; [.$I$364])" office:value-type="float" office:value="0">
            <text:p>0</text:p>
          </table:table-cell>
          <table:table-cell table:number-columns-repeated="2"/>
          <table:table-cell table:style-name="ce46" table:formula="of:=SFJOIN([.B370];[.C370];[.E370];[.H370];[.$L$364])" office:value-type="float" office:value="0">
            <text:p>0,0000</text:p>
          </table:table-cell>
          <table:table-cell table:style-name="ce46" table:formula="of:=IF([.$K$364]=1; [.$K370]*60; [.$K370]/60)" office:value-type="float" office:value="0">
            <text:p>0,0000</text:p>
          </table:table-cell>
          <table:table-cell table:style-name="ce51" table:formula="of:=IF([.$K$364]=1; [.$K370]*60*60; [.$K370]/60/60)" office:value-type="float" office:value="0">
            <text:p>0,0000</text:p>
          </table:table-cell>
          <table:table-cell table:style-name="ce51" table:formula="of:=IF([.$K$364]=1; [.$K370]*60*60*24; [.$K370]/60/60/24)" office:value-type="float" office:value="0">
            <text:p>0,0000</text:p>
          </table:table-cell>
          <table:table-cell table:formula="of:=[.K370]/[.K369]" office:value-type="float" office:value="0">
            <text:p>#DIV/0!</text:p>
          </table:table-cell>
          <table:table-cell table:number-columns-repeated="1009"/>
        </table:table-row>
        <table:table-row table:style-name="ro1">
          <table:table-cell table:style-name="ce12" office:value-type="string">
            <text:p>7</text:p>
          </table:table-cell>
          <table:table-cell table:formula="of:=[.$B$364]" office:value-type="float" office:value="0">
            <text:p>0</text:p>
          </table:table-cell>
          <table:table-cell table:style-name="ce30" table:formula="of:=SFLINEAR([.$A371]; [.$C$364]; [.$D$364])" office:value-type="float" office:value="0">
            <text:p>0,000</text:p>
          </table:table-cell>
          <table:table-cell/>
          <table:table-cell table:formula="of:=SFPOWER([.$A371]; [.$E$364]; [.$F$364]; [.$G$364])" office:value-type="float" office:value="0">
            <text:p>0</text:p>
          </table:table-cell>
          <table:table-cell table:number-columns-repeated="2"/>
          <table:table-cell table:formula="of:=SFEXP([.$A371]; [.$H$364]; [.$I$364])" office:value-type="float" office:value="0">
            <text:p>0</text:p>
          </table:table-cell>
          <table:table-cell table:number-columns-repeated="2"/>
          <table:table-cell table:style-name="ce46" table:formula="of:=SFJOIN([.B371];[.C371];[.E371];[.H371];[.$L$364])" office:value-type="float" office:value="0">
            <text:p>0,0000</text:p>
          </table:table-cell>
          <table:table-cell table:style-name="ce46" table:formula="of:=IF([.$K$364]=1; [.$K371]*60; [.$K371]/60)" office:value-type="float" office:value="0">
            <text:p>0,0000</text:p>
          </table:table-cell>
          <table:table-cell table:style-name="ce51" table:formula="of:=IF([.$K$364]=1; [.$K371]*60*60; [.$K371]/60/60)" office:value-type="float" office:value="0">
            <text:p>0,0000</text:p>
          </table:table-cell>
          <table:table-cell table:style-name="ce51" table:formula="of:=IF([.$K$364]=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2" office:value-type="string">
            <text:p>8</text:p>
          </table:table-cell>
          <table:table-cell table:formula="of:=[.$B$364]" office:value-type="float" office:value="0">
            <text:p>0</text:p>
          </table:table-cell>
          <table:table-cell table:style-name="ce30" table:formula="of:=SFLINEAR([.$A372]; [.$C$364]; [.$D$364])" office:value-type="float" office:value="0">
            <text:p>0,000</text:p>
          </table:table-cell>
          <table:table-cell/>
          <table:table-cell table:formula="of:=SFPOWER([.$A372]; [.$E$364]; [.$F$364]; [.$G$364])" office:value-type="float" office:value="0">
            <text:p>0</text:p>
          </table:table-cell>
          <table:table-cell table:number-columns-repeated="2"/>
          <table:table-cell table:formula="of:=SFEXP([.$A372]; [.$H$364]; [.$I$364])" office:value-type="float" office:value="0">
            <text:p>0</text:p>
          </table:table-cell>
          <table:table-cell table:number-columns-repeated="2"/>
          <table:table-cell table:style-name="ce46" table:formula="of:=SFJOIN([.B372];[.C372];[.E372];[.H372];[.$L$364])" office:value-type="float" office:value="0">
            <text:p>0,0000</text:p>
          </table:table-cell>
          <table:table-cell table:style-name="ce46" table:formula="of:=IF([.$K$364]=1; [.$K372]*60; [.$K372]/60)" office:value-type="float" office:value="0">
            <text:p>0,0000</text:p>
          </table:table-cell>
          <table:table-cell table:style-name="ce51" table:formula="of:=IF([.$K$364]=1; [.$K372]*60*60; [.$K372]/60/60)" office:value-type="float" office:value="0">
            <text:p>0,0000</text:p>
          </table:table-cell>
          <table:table-cell table:style-name="ce51" table:formula="of:=IF([.$K$364]=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2" office:value-type="string">
            <text:p>9</text:p>
          </table:table-cell>
          <table:table-cell table:formula="of:=[.$B$364]" office:value-type="float" office:value="0">
            <text:p>0</text:p>
          </table:table-cell>
          <table:table-cell table:style-name="ce30" table:formula="of:=SFLINEAR([.$A373]; [.$C$364]; [.$D$364])" office:value-type="float" office:value="0">
            <text:p>0,000</text:p>
          </table:table-cell>
          <table:table-cell/>
          <table:table-cell table:formula="of:=SFPOWER([.$A373]; [.$E$364]; [.$F$364]; [.$G$364])" office:value-type="float" office:value="0">
            <text:p>0</text:p>
          </table:table-cell>
          <table:table-cell table:number-columns-repeated="2"/>
          <table:table-cell table:formula="of:=SFEXP([.$A373]; [.$H$364]; [.$I$364])" office:value-type="float" office:value="0">
            <text:p>0</text:p>
          </table:table-cell>
          <table:table-cell table:number-columns-repeated="2"/>
          <table:table-cell table:style-name="ce46" table:formula="of:=SFJOIN([.B373];[.C373];[.E373];[.H373];[.$L$364])" office:value-type="float" office:value="0">
            <text:p>0,0000</text:p>
          </table:table-cell>
          <table:table-cell table:style-name="ce46" table:formula="of:=IF([.$K$364]=1; [.$K373]*60; [.$K373]/60)" office:value-type="float" office:value="0">
            <text:p>0,0000</text:p>
          </table:table-cell>
          <table:table-cell table:style-name="ce51" table:formula="of:=IF([.$K$364]=1; [.$K373]*60*60; [.$K373]/60/60)" office:value-type="float" office:value="0">
            <text:p>0,0000</text:p>
          </table:table-cell>
          <table:table-cell table:style-name="ce51" table:formula="of:=IF([.$K$364]=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2" office:value-type="string">
            <text:p>10</text:p>
          </table:table-cell>
          <table:table-cell table:formula="of:=[.$B$364]" office:value-type="float" office:value="0">
            <text:p>0</text:p>
          </table:table-cell>
          <table:table-cell table:style-name="ce30" table:formula="of:=SFLINEAR([.$A374]; [.$C$364]; [.$D$364])" office:value-type="float" office:value="0">
            <text:p>0,000</text:p>
          </table:table-cell>
          <table:table-cell/>
          <table:table-cell table:formula="of:=SFPOWER([.$A374]; [.$E$364]; [.$F$364]; [.$G$364])" office:value-type="float" office:value="0">
            <text:p>0</text:p>
          </table:table-cell>
          <table:table-cell table:number-columns-repeated="2"/>
          <table:table-cell table:formula="of:=SFEXP([.$A374]; [.$H$364]; [.$I$364])" office:value-type="float" office:value="0">
            <text:p>0</text:p>
          </table:table-cell>
          <table:table-cell table:number-columns-repeated="2"/>
          <table:table-cell table:style-name="ce46" table:formula="of:=SFJOIN([.B374];[.C374];[.E374];[.H374];[.$L$364])" office:value-type="float" office:value="0">
            <text:p>0,0000</text:p>
          </table:table-cell>
          <table:table-cell table:style-name="ce46" table:formula="of:=IF([.$K$364]=1; [.$K374]*60; [.$K374]/60)" office:value-type="float" office:value="0">
            <text:p>0,0000</text:p>
          </table:table-cell>
          <table:table-cell table:style-name="ce51" table:formula="of:=IF([.$K$364]=1; [.$K374]*60*60; [.$K374]/60/60)" office:value-type="float" office:value="0">
            <text:p>0,0000</text:p>
          </table:table-cell>
          <table:table-cell table:style-name="ce51" table:formula="of:=IF([.$K$364]=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37" table:default-cell-style-name="ce87"/>
        <table:table-column table:style-name="co38"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8cm" draw:caption-point-x="-0.61cm" draw:caption-point-y="1.53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219cm" svg:y="22.494cm" draw:caption-point-x="-0.61cm" draw:caption-point-y="1.519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962cm" svg:y="22.494cm" draw:caption-point-x="-0.61cm" draw:caption-point-y="1.519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1cm" draw:caption-point-x="-0.61cm" draw:caption-point-y="1.53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6cm" draw:caption-point-x="-0.61cm" draw:caption-point-y="1.532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9cm" draw:caption-point-x="-0.61cm" draw:caption-point-y="1.531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9cm" draw:caption-point-x="-0.61cm" draw:caption-point-y="1.531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9cm" draw:caption-point-x="-0.61cm" draw:caption-point-y="1.53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4cm" draw:caption-point-x="-0.61cm" draw:caption-point-y="1.531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4cm" draw:caption-point-x="-0.61cm" draw:caption-point-y="1.53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9cm" draw:caption-point-x="-0.61cm" draw:caption-point-y="1.531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41cm" draw:caption-point-x="-0.61cm" draw:caption-point-y="1.53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5"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6cm" draw:caption-point-x="-0.61cm" draw:caption-point-y="1.53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5"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1cm" draw:caption-point-x="-0.61cm" draw:caption-point-y="1.53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5"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cm" draw:caption-point-x="-0.61cm" draw:caption-point-y="1.527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5cm" draw:caption-point-x="-0.61cm" draw:caption-point-y="1.527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2cm" draw:caption-point-x="-0.61cm" draw:caption-point-y="1.527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4]; 2; 0)/60" office:value-type="float" office:value="0">
            <text:p>#N/A</text:p>
          </table:table-cell>
          <table:table-cell table:formula="of:=VLOOKUP([.$C$1];[Main.$B$2:Main.$K$344]; 3; 0)*([.$A3]+VLOOKUP([.$C$1];[Main.$B$2:Main.$K$34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4]; 2; 0)/60" office:value-type="float" office:value="0">
            <text:p>#N/A</text:p>
          </table:table-cell>
          <table:table-cell table:formula="of:=VLOOKUP([.$C$1];[Main.$B$2:Main.$K$344]; 3; 0)*([.$A4]+VLOOKUP([.$C$1];[Main.$B$2:Main.$K$34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4]; 2; 0)/60" office:value-type="float" office:value="0">
            <text:p>#N/A</text:p>
          </table:table-cell>
          <table:table-cell table:formula="of:=VLOOKUP([.$C$1];[Main.$B$2:Main.$K$344]; 3; 0)*([.$A5]+VLOOKUP([.$C$1];[Main.$B$2:Main.$K$34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4]; 2; 0)/60" office:value-type="float" office:value="0">
            <text:p>#N/A</text:p>
          </table:table-cell>
          <table:table-cell table:formula="of:=VLOOKUP([.$C$1];[Main.$B$2:Main.$K$344]; 3; 0)*([.$A6]+VLOOKUP([.$C$1];[Main.$B$2:Main.$K$34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4]; 2; 0)/60" office:value-type="float" office:value="0">
            <text:p>#N/A</text:p>
          </table:table-cell>
          <table:table-cell table:formula="of:=VLOOKUP([.$C$1];[Main.$B$2:Main.$K$344]; 3; 0)*([.$A7]+VLOOKUP([.$C$1];[Main.$B$2:Main.$K$34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4]; 2; 0)/60" office:value-type="float" office:value="0">
            <text:p>#N/A</text:p>
          </table:table-cell>
          <table:table-cell table:formula="of:=VLOOKUP([.$C$1];[Main.$B$2:Main.$K$344]; 3; 0)*([.$A8]+VLOOKUP([.$C$1];[Main.$B$2:Main.$K$34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4]; 2; 0)/60" office:value-type="float" office:value="0">
            <text:p>#N/A</text:p>
          </table:table-cell>
          <table:table-cell table:formula="of:=VLOOKUP([.$C$1];[Main.$B$2:Main.$K$344]; 3; 0)*([.$A9]+VLOOKUP([.$C$1];[Main.$B$2:Main.$K$34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4]; 2; 0)/60" office:value-type="float" office:value="0">
            <text:p>#N/A</text:p>
          </table:table-cell>
          <table:table-cell table:formula="of:=VLOOKUP([.$C$1];[Main.$B$2:Main.$K$344]; 3; 0)*([.$A10]+VLOOKUP([.$C$1];[Main.$B$2:Main.$K$34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4]; 2; 0)/60" office:value-type="float" office:value="0">
            <text:p>#N/A</text:p>
          </table:table-cell>
          <table:table-cell table:formula="of:=VLOOKUP([.$C$1];[Main.$B$2:Main.$K$344]; 3; 0)*([.$A11]+VLOOKUP([.$C$1];[Main.$B$2:Main.$K$34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4]; 2; 0)/60" office:value-type="float" office:value="0">
            <text:p>#N/A</text:p>
          </table:table-cell>
          <table:table-cell table:formula="of:=VLOOKUP([.$C$1];[Main.$B$2:Main.$K$344]; 3; 0)*([.$A12]+VLOOKUP([.$C$1];[Main.$B$2:Main.$K$34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6:.$E$348"/>
      </table:named-expressions>
      <table:database-ranges>
        <table:database-range table:target-range-address="Main.A2:Main.P343" table:contains-header="false">
          <table:filter>
            <table:filter-or>
              <table:filter-condition table:field-number="0" table:value="T Metabolic Chargers" table:operator="="/>
              <table:filter-condition table:field-number="0" table:value="B Zex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9">2011-02-09</text:date>, <text:time>12:1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09T12:19:17</dc:date>
    <dc:creator>Artūras Šlajus</dc:creator>
    <meta:editing-duration>PT66H09M10S</meta:editing-duration>
    <meta:editing-cycles>326</meta:editing-cycles>
    <meta:generator>OpenOffice.org/3.2$Linux OpenOffice.org_project/320m19$Build-9505</meta:generator>
    <meta:document-statistic meta:table-count="5" meta:cell-count="483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